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74947" officeooo:paragraph-rsid="00574947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74947" officeooo:paragraph-rsid="006d8e76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5aaa4f" officeooo:paragraph-rsid="005aaa4f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60514b" officeooo:paragraph-rsid="0060514b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62444d" officeooo:paragraph-rsid="0062444d" style:font-name-asian="Courier New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6455ec" officeooo:paragraph-rsid="006455ec" style:font-name-asian="Courier New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6812e8" officeooo:paragraph-rsid="006812e8" style:font-name-asian="Courier New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rsid="006b9276" officeooo:paragraph-rsid="006b9276" style:font-name-asian="Courier New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officeooo:rsid="006d8e76" officeooo:paragraph-rsid="006d8e76" style:font-name-asian="Courier New" style:font-size-asian="10pt" style:font-name-complex="Liberation Mono" style:font-size-complex="10pt"/>
    </style:style>
    <style:style style:name="P26" style:family="paragraph" style:parent-style-name="Preformatted_20_Text">
      <style:text-properties officeooo:rsid="005437d0" officeooo:paragraph-rsid="005437d0"/>
    </style:style>
    <style:style style:name="P27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60514b" officeooo:paragraph-rsid="0060514b" style:font-name-asian="Courier New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672975" officeooo:paragraph-rsid="00672975" style:font-name-asian="Courier New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69426f" officeooo:paragraph-rsid="0069426f" style:font-name-asian="Courier New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6b9276" officeooo:paragraph-rsid="006b9276" style:font-name-asian="Courier New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1d5697" officeooo:paragraph-rsid="001d5697" fo:background-color="transparent" style:font-name-asian="Courier New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244b48" officeooo:paragraph-rsid="00244b48" fo:background-color="transparent" style:font-name-asian="Courier New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3f0265" officeooo:paragraph-rsid="003f0265" fo:background-color="transparent" style:font-name-asian="Courier New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6e4740" officeooo:paragraph-rsid="006e4740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  <style:style style:name="T4" style:family="text">
      <style:text-properties officeooo:rsid="00662900"/>
    </style:style>
    <style:style style:name="T5" style:family="text">
      <style:text-properties style:font-name="Arial"/>
    </style:style>
    <style:style style:name="T6" style:family="text">
      <style:text-properties style:font-name="Arial" officeooo:rsid="00288e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6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8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42">right-click переключение стиля управления.</text:p>
          </table:table-cell>
          <table:table-cell table:style-name="Table1.B2" office:value-type="string">
            <text:p text:style-name="P43">доработать<text:span text:style-name="T1">: если интерфейс не поймал клик, то смена стиля управления.</text:span></text:p>
            <text:p text:style-name="P44">Only in travel mode</text:p>
          </table:table-cell>
        </table:table-row>
        <table:table-row>
          <table:table-cell table:style-name="Table1.A2" office:value-type="string">
            <text:p text:style-name="P29">interface.id</text:p>
            <text:p text:style-name="P29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9">TouchOver interface_id</text:p>
            <text:p text:style-name="P29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0">handle "image not found" in thread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4">Настройки сохранения jpg?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11" office:value-type="string">
            <text:p text:style-name="P5">BUG: если кликнуть до загрузки floater image / floaterlabels выдаёт SIGSEGV</text:p>
          </table:table-cell>
          <table:table-cell table:style-name="Table1.B11" office:value-type="string">
            <text:p text:style-name="P30"/>
          </table:table-cell>
        </table:table-row>
        <table:table-row>
          <table:table-cell table:style-name="Table1.A12" office:value-type="string">
            <text:p text:style-name="P6"><text:span text:style-name="T2">[bug] </text:span>FRAMES NOT SCALED CORRECTLY!!!</text:p>
          </table:table-cell>
          <table:table-cell table:style-name="Table1.B12" office:value-type="string">
            <text:p text:style-name="P31">Problem with float &lt;==&gt; fixed px conversions for frames.</text:p>
            <text:p text:style-name="P31"/>
            <text:p text:style-name="P8">Set backwards x1x2y1y2</text:p>
            <text:p text:style-name="P8"/>
            <text:p text:style-name="P9">property x1 read f_x1 write setx1</text:p>
          </table:table-cell>
        </table:table-row>
        <table:table-row>
          <table:table-cell table:style-name="Table1.A12" office:value-type="string">
            <text:p text:style-name="P14">scaling: Integer priority / float priority</text:p>
          </table:table-cell>
          <table:table-cell table:style-name="Table1.B1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7">Thread: all <text:span text:style-name="T3">actors'</text:span> actions in a thread. Thread suspend on pause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10">SingleInterfaceElement.FrameGap</text:p>
          </table:table-cell>
          <table:table-cell table:style-name="Table1.B2" office:value-type="string">
            <text:p text:style-name="P32">0 - default</text:p>
            <text:p text:style-name="P32">&gt;0 - for text</text:p>
            <text:p text:style-name="P32">&lt;0 for avatars, etc.</text:p>
          </table:table-cell>
        </table:table-row>
        <table:table-row>
          <table:table-cell table:style-name="Table1.A2" office:value-type="string">
            <text:p text:style-name="P11">1px frame for healthbars!</text:p>
          </table:table-cell>
          <table:table-cell table:style-name="Table1.B2" office:value-type="string">
            <text:p text:style-name="P41">Partly done</text:p>
          </table:table-cell>
        </table:table-row>
        <table:table-row>
          <table:table-cell table:style-name="Table1.A2" office:value-type="string">
            <text:p text:style-name="P12">Interface element should rescale its onw content!</text:p>
          </table:table-cell>
          <table:table-cell table:style-name="Table1.B2" office:value-type="string">
            <text:p text:style-name="P33">e.g.</text:p>
            <text:p text:style-name="P33">damageOverlay.Content.base.copyxywh(self.base); damageOverlay.Content.AnimateTo(asFadeIn);</text:p>
            <text:p text:style-name="P33">damageOverlay.rescale; <text:s/></text:p>
          </table:table-cell>
        </table:table-row>
        <table:table-row>
          <table:table-cell table:style-name="Table1.A12" office:value-type="string">
            <text:p text:style-name="P13">health label disappears after hit</text:p>
          </table:table-cell>
          <table:table-cell table:style-name="Table1.B1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13">timeout for slide-out depending on situation</text:p>
          </table:table-cell>
          <table:table-cell table:style-name="Table1.B2" office:value-type="string">
            <text:p text:style-name="P34">select: infinite</text:p>
            <text:p text:style-name="P34">over: 0 sec.</text:p>
            <text:p text:style-name="P34">hit: 1 sec. / fade out hit-overlay</text:p>
          </table:table-cell>
        </table:table-row>
        <text:soft-page-break/>
        <table:table-row>
          <table:table-cell table:style-name="Table1.A2" office:value-type="string">
            <text:p text:style-name="P14">select character (click)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15">set animation time (not only default)</text:p>
          </table:table-cell>
          <table:table-cell table:style-name="Table1.B2" office:value-type="string">
            <text:p text:style-name="P35">e.g. faster for onHit</text:p>
          </table:table-cell>
        </table:table-row>
        <table:table-row>
          <table:table-cell table:style-name="Table1.A2" office:value-type="string">
            <text:p text:style-name="P16">Animated texture</text:p>
          </table:table-cell>
          <table:table-cell table:style-name="Table1.B2" office:value-type="string">
            <text:p text:style-name="P35"><text:span text:style-name="Source_20_Text">my_animation_@counter(1).png</text:span></text:p>
          </table:table-cell>
        </table:table-row>
        <table:table-row>
          <table:table-cell table:style-name="Table1.A2" office:value-type="string">
            <text:p text:style-name="P19">DebugTimeStopForCreatures</text:p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20">Архитектор</text:p>
          </table:table-cell>
          <table:table-cell table:style-name="Table1.B2" office:value-type="string">
            <text:p text:style-name="P36">Перед сохранением делать бекап</text:p>
          </table:table-cell>
        </table:table-row>
        <table:table-row>
          <table:table-cell table:style-name="Table1.A2" office:value-type="string">
            <text:p text:style-name="P21">Resize LoadScreen images to 1024x1024?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22">Textures TGA -&gt; DDS<text:span text:style-name="T4"> automatic</text:span></text:p>
          </table:table-cell>
          <table:table-cell table:style-name="Table1.B2" office:value-type="string">
            <text:p text:style-name="P37">можно просто на винде через команд лайн вызывать <text:span text:style-name="T6">nvcompress</text:span></text:p>
            <text:p text:style-name="P38"><text:span text:style-name="T6">С</text:span><text:span text:style-name="T5">компилировать на LINUX!!!</text:span></text:p>
          </table:table-cell>
        </table:table-row>
        <table:table-row>
          <table:table-cell table:style-name="Table1.A2" office:value-type="string">
            <text:p text:style-name="P23">добавить везде hints к конструктору</text:p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5">Tutorial - constructor</text:p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5">Constructor help pages describing how-to and where to place data</text:p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4">textureproperties not working for animated objects!</text:p>
          </table:table-cell>
          <table:table-cell table:style-name="Table1.B2" office:value-type="string">
            <text:p text:style-name="P39">WHY?</text:p>
          </table:table-cell>
        </table:table-row>
        <table:table-row>
          <table:table-cell table:style-name="Table1.A2" office:value-type="string">
            <text:p text:style-name="P18">Проблема интерфеса - parent не передаёт scale для children, как это задумывалось изначально. Это серьёзная недоработка структуры, её будет необходимо исправить. Когда-нибудь. Пока на костылях работает...</text:p>
          </table:table-cell>
          <table:table-cell table:style-name="Table1.B2" office:value-type="string">
            <text:p text:style-name="P39"/>
          </table:table-cell>
        </table:table-row>
        <table:table-row>
          <table:table-cell table:style-name="Table1.A12" office:value-type="string">
            <text:p text:style-name="P18">Memory leaks. Не могу выловить несколько memory leaks. Они не забирают много памяти и не накалпиваются со временем (вроде). Однако сильно мешают поиску будущих утечек памяти. Переписать всё с нуля, чтобы понять на каком этапе происходит сбой?</text:p>
          </table:table-cell>
          <table:table-cell table:style-name="Table1.B12" office:value-type="string">
            <text:p text:style-name="P45">Похоже, ошибка в interfaceelement.rescale, но где именно???</text:p>
          </table:table-cell>
        </table:table-row>
      </table:table>
      <text:p text:style-name="P1"/>
      <text:p text:style-name="P1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9T22:32:19.526775385</dc:date>
    <meta:editing-duration>PT17H1S</meta:editing-duration>
    <meta:editing-cycles>63</meta:editing-cycles>
    <meta:generator>LibreOffice/4.3.3.2$Linux_X86_64 LibreOffice_project/430m0$Build-2</meta:generator>
    <meta:document-statistic meta:table-count="1" meta:image-count="0" meta:object-count="0" meta:page-count="2" meta:paragraph-count="62" meta:word-count="326" meta:character-count="2563" meta:non-whitespace-character-count="2297"/>
  </office:meta>
</office:document-meta>
</file>